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er">
      <style:text-properties fo:font-weight="bold" officeooo:rsid="0003ffca" officeooo:paragraph-rsid="0003ffca" style:font-weight-asian="bold" style:font-weight-complex="bold"/>
    </style:style>
    <style:style style:name="P2" style:family="paragraph" style:parent-style-name="Standard">
      <style:text-properties fo:font-weight="normal" officeooo:rsid="0003ffca" officeooo:paragraph-rsid="0003ffca" style:font-weight-asian="normal" style:font-weight-complex="normal"/>
    </style:style>
    <style:style style:name="P3" style:family="paragraph" style:parent-style-name="Standard" style:list-style-name="L1">
      <style:text-properties fo:font-weight="bold" officeooo:rsid="0004b0f6" officeooo:paragraph-rsid="0004b0f6" style:font-weight-asian="bold" style:font-weight-complex="bold"/>
    </style:style>
    <style:style style:name="P4" style:family="paragraph" style:parent-style-name="Standard" style:list-style-name="L1">
      <style:text-properties fo:font-weight="bold" officeooo:rsid="000600d7" officeooo:paragraph-rsid="000600d7" style:font-weight-asian="bold" style:font-weight-complex="bold"/>
    </style:style>
    <style:style style:name="P5" style:family="paragraph" style:parent-style-name="Standard" style:list-style-name="L1">
      <style:text-properties officeooo:paragraph-rsid="0004b0f6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4b0f6" style:font-weight-asian="normal" style:font-weight-complex="normal"/>
    </style:style>
    <style:style style:name="T3" style:family="text">
      <style:text-properties fo:font-weight="normal" officeooo:rsid="0003ffca" style:font-weight-asian="normal" style:font-weight-complex="normal"/>
    </style:style>
    <style:style style:name="T4" style:family="text">
      <style:text-properties fo:font-weight="normal" officeooo:rsid="00060744" style:font-weight-asian="normal" style:font-weight-complex="normal"/>
    </style:style>
    <style:style style:name="T5" style:family="text">
      <style:text-properties fo:font-weight="bold" officeooo:rsid="0003ffca" style:font-weight-asian="bold" style:font-weight-complex="bold"/>
    </style:style>
    <style:style style:name="T6" style:family="text">
      <style:text-properties fo:font-weight="bold" officeooo:rsid="0004b0f6" style:font-weight-asian="bold" style:font-weight-complex="bold"/>
    </style:style>
    <style:style style:name="T7" style:family="text">
      <style:text-properties officeooo:rsid="00060744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016791807" text:style-name="L1">
        <text:list-item>
          <text:p text:style-name="P5"><text:span text:style-name="T5">0.2</text:span><text:span text:style-name="T3"> <text:s/>2/10 = 1/5 <text:s/></text:span></text:p>
        </text:list-item>
        <text:list-item>
          <text:p text:style-name="P5"><text:span text:style-name="T5">0.4 <text:s text:c="2"/></text:span><text:span text:style-name="T3">4/10 = 2/5 </text:span><text:span text:style-name="T2"><text:s/></text:span></text:p>
        </text:list-item>
        <text:list-item>
          <text:p text:style-name="P5"><text:span text:style-name="T6">0.05</text:span><text:span text:style-name="T2"> <text:s/>5/100 = 1/20</text:span></text:p>
        </text:list-item>
        <text:list-item>
          <text:p text:style-name="P5"><text:span text:style-name="T6">0.14 </text:span><text:span text:style-name="T2">14/100 = 7/50</text:span></text:p>
        </text:list-item>
        <text:list-item>
          <text:p text:style-name="P3">0.52 <text:span text:style-name="T1">52/100 = <text:s/>13/25</text:span></text:p>
        </text:list-item>
        <text:list-item>
          <text:p text:style-name="P3">0.004 <text:span text:style-name="T1">4/10000 = <text:s/>1/2500</text:span></text:p>
        </text:list-item>
        <text:list-item>
          <text:p text:style-name="P3">0.0036<text:span text:style-name="T1"> 36/10000 = 9/25000</text:span></text:p>
        </text:list-item>
        <text:list-item>
          <text:p text:style-name="P3">0.0225 <text:span text:style-name="T1">225/10000 = 9/400</text:span></text:p>
        </text:list-item>
        <text:list-item>
          <text:p text:style-name="P4">0.375 <text:span text:style-name="T1">375/1000 = 3/8</text:span></text:p>
        </text:list-item>
        <text:list-item>
          <text:p text:style-name="P4">0.0125 <text:span text:style-name="T1">125/10000 = 1/80</text:span></text:p>
        </text:list-item>
        <text:list-item>
          <text:p text:style-name="P4">0.0008 <text:span text:style-name="T1">8/10000 = <text:s/>1/1250</text:span></text:p>
        </text:list-item>
        <text:list-item>
          <text:p text:style-name="P4">0.0015 <text:span text:style-name="T1">15/10000 = <text:s/>3/2000</text:span></text:p>
        </text:list-item>
        <text:list-item>
          <text:p text:style-name="P4">0.0068 <text:span text:style-name="T1">68/10000 = 17/2500</text:span></text:p>
        </text:list-item>
        <text:list-item>
          <text:p text:style-name="P4">0.0072 <text:span text:style-name="T1">72/10000 = </text:span><text:span text:style-name="T4">9/1250</text:span></text:p>
        </text:list-item>
        <text:list-item>
          <text:p text:style-name="P4">0.0108 <text:span text:style-name="T4">108/10000 = 27/2500</text:span></text:p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fo:font-weight="bold" officeooo:rsid="0003ffca" officeooo:paragraph-rsid="0003ffca" style:font-weight-asian="bold" style:font-weight-complex="bol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PRY MATH PG 84 EX 54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7T14:28:25.923984661</meta:creation-date>
    <dc:date>2020-04-07T15:59:33.326868233</dc:date>
    <meta:editing-duration>PT13M56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16" meta:word-count="81" meta:character-count="386" meta:non-whitespace-character-count="324"/>
  </office:meta>
</office:document-meta>
</file>